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396f" officeooo:paragraph-rsid="0004396f" style:font-size-asian="15.75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officeooo:rsid="000bd50c" officeooo:paragraph-rsid="000bd50c" style:font-size-asian="15.75pt" style:font-size-complex="18pt"/>
    </style:style>
    <style:style style:name="P3" style:family="paragraph" style:parent-style-name="Standard">
      <style:text-properties officeooo:rsid="000bd50c" officeooo:paragraph-rsid="000bd50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ae32" officeooo:paragraph-rsid="000cae3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58eb" officeooo:paragraph-rsid="000e58eb" style:font-weight-asian="bold" style:font-weight-complex="bold"/>
    </style:style>
    <style:style style:name="P6" style:family="paragraph" style:parent-style-name="Standard">
      <style:text-properties style:text-underline-style="none" officeooo:rsid="000e58eb" officeooo:paragraph-rsid="000e58eb"/>
    </style:style>
    <style:style style:name="P7" style:family="paragraph" style:parent-style-name="Standard">
      <style:text-properties style:text-underline-style="none" officeooo:rsid="000f7ff2" officeooo:paragraph-rsid="000f7ff2"/>
    </style:style>
    <style:style style:name="P8" style:family="paragraph" style:parent-style-name="Standard">
      <style:text-properties officeooo:rsid="000e58eb" officeooo:paragraph-rsid="000e58eb"/>
    </style:style>
    <style:style style:name="T1" style:family="text">
      <style:text-properties officeooo:rsid="000e5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ción grupo: JARA.</text:p>
      <text:p text:style-name="P1"/>
      <text:p text:style-name="P2">Nota: 9,5</text:p>
      <text:p text:style-name="P1"/>
      <text:p text:style-name="P3">Analizando el documento recibido hemos llegado a la conclusión de que tanto las gráficas, como la presentación y los resultados obtenidos, han sido lo bastante descriptivos y precisos. Por ello, y por la información que aporta, creemos que se merece un 9,5.</text:p>
      <text:p text:style-name="P3"/>
      <text:p text:style-name="P5">Grupo:</text:p>
      <text:p text:style-name="P7">NP-group</text:p>
      <text:p text:style-name="P3"/>
      <text:p text:style-name="P4"><text:span text:style-name="T1">Miembros</text:span>:</text:p>
      <text:p text:style-name="P6">Antonio Jesús Jiménez Urbano</text:p>
      <text:p text:style-name="P6">Cristian García Jiménez</text:p>
      <text:p text:style-name="P8">Daniel Carmona Martínez</text:p>
      <text:p text:style-name="P8">Guillermo Sugráñez Pé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3:49:13.015373175</meta:creation-date>
    <dc:date>2016-03-10T17:51:53.010675265</dc:date>
    <meta:editing-duration>PT26M1S</meta:editing-duration>
    <meta:editing-cycles>9</meta:editing-cycles>
    <meta:generator>LibreOffice/5.0.2.2$Linux_X86_64 LibreOffice_project/37b43f919e4de5eeaca9b9755ed688758a8251fe</meta:generator>
    <dc:creator>cristiangj </dc:creator>
    <meta:document-statistic meta:table-count="0" meta:image-count="0" meta:object-count="0" meta:page-count="1" meta:paragraph-count="10" meta:word-count="63" meta:character-count="410" meta:non-whitespace-character-count="357"/>
  </office:meta>
</office:document-meta>
</file>